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1" svg:font-family="Calibri" style:font-family-generic="swiss"/>
    <style:font-face style:name="Latin Modern Math" svg:font-family="'Latin Modern Math'" style:font-pitch="variable"/>
    <style:font-face style:name="Lohit Devanagari1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39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57.36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9.77mm"/>
    </style:style>
    <style:style style:name="co11" style:family="table-column">
      <style:table-column-properties fo:break-before="auto" style:column-width="30.5mm"/>
    </style:style>
    <style:style style:name="ro1" style:family="table-row">
      <style:table-row-properties style:row-height="8.77mm" fo:break-before="auto" style:use-optimal-row-height="false"/>
    </style:style>
    <style:style style:name="ro2" style:family="table-row">
      <style:table-row-properties style:row-height="9.14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133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dddddd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Latin Modern Math" fo:font-size="11pt" style:font-size-asian="11pt" style:font-size-complex="11pt"/>
    </style:style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atin Modern Math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" style:family="table-cell" style:parent-style-name="Default">
      <style:text-properties style:font-name="Calibri1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atin Modern Math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eed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6"/>
        <table:table-column table:style-name="co5" table:default-cell-style-name="ce7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itmo Greedy</text:p>
          </table:table-cell>
          <table:covered-table-cell table:number-columns-repeated="4" table:style-name="ce1"/>
          <table:table-cell table:number-columns-repeated="3"/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1_n500_m50</text:p>
          </table:table-cell>
          <table:table-cell office:value-type="float" office:value="18095.5" calcext:value-type="float">
            <text:p>18095,5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7.6153524942518" calcext:value-type="float">
            <text:p>7,62</text:p>
          </table:table-cell>
          <table:table-cell office:value-type="float" office:value="0.004699" calcext:value-type="float">
            <text:p>0,004699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KD-c_12_n500_m50</text:p>
          </table:table-cell>
          <table:table-cell office:value-type="float" office:value="17356.5" calcext:value-type="float">
            <text:p>17356,5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10.3497513968622" calcext:value-type="float">
            <text:p>10,35</text:p>
          </table:table-cell>
          <table:table-cell office:value-type="float" office:value="0.004527" calcext:value-type="float">
            <text:p>0,004527</text:p>
          </table:table-cell>
          <table:table-cell/>
          <table:table-cell table:style-name="ce8"/>
          <table:table-cell table:style-name="ce10"/>
        </table:table-row>
        <table:table-row table:style-name="ro4">
          <table:table-cell office:value-type="string" calcext:value-type="string">
            <text:p>GKD-c_13_n500_m50</text:p>
          </table:table-cell>
          <table:table-cell office:value-type="float" office:value="17677.1" calcext:value-type="float">
            <text:p>17677,1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8.72424981049507" calcext:value-type="float">
            <text:p>8,72</text:p>
          </table:table-cell>
          <table:table-cell office:value-type="float" office:value="0.004528" calcext:value-type="float">
            <text:p>0,004528</text:p>
          </table:table-cell>
          <table:table-cell/>
          <table:table-cell table:style-name="ce8"/>
          <table:table-cell table:style-name="ce10"/>
        </table:table-row>
        <table:table-row table:style-name="ro3">
          <table:table-cell office:value-type="string" calcext:value-type="string">
            <text:p>GKD-c_14_n500_m50</text:p>
          </table:table-cell>
          <table:table-cell office:value-type="float" office:value="17529.1" calcext:value-type="float">
            <text:p>17529,1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9.91576855840944" calcext:value-type="float">
            <text:p>9,92</text:p>
          </table:table-cell>
          <table:table-cell office:value-type="float" office:value="0.004685" calcext:value-type="float">
            <text:p>0,004685</text:p>
          </table:table-cell>
          <table:table-cell/>
          <table:table-cell table:style-name="ce9" office:value-type="string" calcext:value-type="string">
            <text:p>Número Casos</text:p>
          </table:table-cell>
          <table:table-cell table:style-name="ce11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GKD-c_15_n500_m50</text:p>
          </table:table-cell>
          <table:table-cell office:value-type="float" office:value="17752.6" calcext:value-type="float">
            <text:p>17752,6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59611503605498" calcext:value-type="float">
            <text:p>8,60</text:p>
          </table:table-cell>
          <table:table-cell office:value-type="float" office:value="0.003669" calcext:value-type="float">
            <text:p>0,003669</text:p>
          </table:table-cell>
          <table:table-cell/>
          <table:table-cell table:style-name="ce9" office:value-type="string" calcext:value-type="string">
            <text:p>Media Desv:</text:p>
          </table:table-cell>
          <table:table-cell table:style-name="ce12" table:formula="of:=SUM([.D3:.D32])/[.H6]" office:value-type="float" office:value="4.44083647313088" calcext:value-type="float">
            <text:p>4,44083647313088</text:p>
          </table:table-cell>
        </table:table-row>
        <table:table-row table:style-name="ro3">
          <table:table-cell office:value-type="string" calcext:value-type="string">
            <text:p>GKD-c_16_n500_m50</text:p>
          </table:table-cell>
          <table:table-cell office:value-type="float" office:value="17978.2" calcext:value-type="float">
            <text:p>17978,2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8.6483277780722" calcext:value-type="float">
            <text:p>8,65</text:p>
          </table:table-cell>
          <table:table-cell office:value-type="float" office:value="0.003698" calcext:value-type="float">
            <text:p>0,003698</text:p>
          </table:table-cell>
          <table:table-cell/>
          <table:table-cell table:style-name="ce9" office:value-type="string" calcext:value-type="string">
            <text:p>Media Tiempo:</text:p>
          </table:table-cell>
          <table:table-cell table:style-name="ce12" table:formula="of:=SUM([.E3:.E32])/[.H6]" office:value-type="float" office:value="0.1761682" calcext:value-type="float">
            <text:p>0,1761682</text:p>
          </table:table-cell>
        </table:table-row>
        <table:table-row table:style-name="ro3">
          <table:table-cell office:value-type="string" calcext:value-type="string">
            <text:p>GKD-c_17_n500_m50</text:p>
          </table:table-cell>
          <table:table-cell office:value-type="float" office:value="17903.5" calcext:value-type="float">
            <text:p>17903,5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3863740177958" calcext:value-type="float">
            <text:p>7,39</text:p>
          </table:table-cell>
          <table:table-cell office:value-type="float" office:value="0.004701" calcext:value-type="float">
            <text:p>0,0047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8_n500_m50</text:p>
          </table:table-cell>
          <table:table-cell office:value-type="float" office:value="17713.5" calcext:value-type="float">
            <text:p>17713,5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98134266434812" calcext:value-type="float">
            <text:p>8,98</text:p>
          </table:table-cell>
          <table:table-cell office:value-type="float" office:value="0.005183" calcext:value-type="float">
            <text:p>0,0051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9_n500_m50</text:p>
          </table:table-cell>
          <table:table-cell office:value-type="float" office:value="17704.9" calcext:value-type="float">
            <text:p>17704,9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9.09995517953006" calcext:value-type="float">
            <text:p>9,10</text:p>
          </table:table-cell>
          <table:table-cell office:value-type="float" office:value="0.00371" calcext:value-type="float">
            <text:p>0,0037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20_n500_m50</text:p>
          </table:table-cell>
          <table:table-cell office:value-type="float" office:value="17788.8" calcext:value-type="float">
            <text:p>17788,8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9.26324011126077" calcext:value-type="float">
            <text:p>9,26</text:p>
          </table:table-cell>
          <table:table-cell office:value-type="float" office:value="0.003841" calcext:value-type="float">
            <text:p>0,0038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1_n500_m50</text:p>
          </table:table-cell>
          <table:table-cell office:value-type="float" office:value="754081" calcext:value-type="float">
            <text:p>754081,0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3.07823679819801" calcext:value-type="float">
            <text:p>3,08</text:p>
          </table:table-cell>
          <table:table-cell office:value-type="float" office:value="0.004553" calcext:value-type="float">
            <text:p>0,0045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2_n500_m50</text:p>
          </table:table-cell>
          <table:table-cell office:value-type="float" office:value="761437" calcext:value-type="float">
            <text:p>761437,0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2.37532692828088" calcext:value-type="float">
            <text:p>2,38</text:p>
          </table:table-cell>
          <table:table-cell office:value-type="float" office:value="0.003946" calcext:value-type="float">
            <text:p>0,0039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3_n500_m50</text:p>
          </table:table-cell>
          <table:table-cell office:value-type="float" office:value="751115" calcext:value-type="float">
            <text:p>751115,0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3.30258494829741" calcext:value-type="float">
            <text:p>3,30</text:p>
          </table:table-cell>
          <table:table-cell office:value-type="float" office:value="0.003633" calcext:value-type="float">
            <text:p>0,0036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4_n500_m50</text:p>
          </table:table-cell>
          <table:table-cell office:value-type="float" office:value="760257" calcext:value-type="float">
            <text:p>760257,0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95224786346694" calcext:value-type="float">
            <text:p>1,95</text:p>
          </table:table-cell>
          <table:table-cell office:value-type="float" office:value="0.008008" calcext:value-type="float">
            <text:p>0,00800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5_n500_m50</text:p>
          </table:table-cell>
          <table:table-cell office:value-type="float" office:value="753668" calcext:value-type="float">
            <text:p>753668,0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82913222372973" calcext:value-type="float">
            <text:p>2,83</text:p>
          </table:table-cell>
          <table:table-cell office:value-type="float" office:value="0.007776" calcext:value-type="float">
            <text:p>0,0077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6_n500_m50</text:p>
          </table:table-cell>
          <table:table-cell office:value-type="float" office:value="753581" calcext:value-type="float">
            <text:p>753581,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2.78302068968742" calcext:value-type="float">
            <text:p>2,78</text:p>
          </table:table-cell>
          <table:table-cell office:value-type="float" office:value="0.007361" calcext:value-type="float">
            <text:p>0,0073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7_n500_m50</text:p>
          </table:table-cell>
          <table:table-cell office:value-type="float" office:value="755966" calcext:value-type="float">
            <text:p>755966,0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2.73622947305208" calcext:value-type="float">
            <text:p>2,74</text:p>
          </table:table-cell>
          <table:table-cell office:value-type="float" office:value="0.007616" calcext:value-type="float">
            <text:p>0,0076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8_n500_m50</text:p>
          </table:table-cell>
          <table:table-cell office:value-type="float" office:value="755936" calcext:value-type="float">
            <text:p>755936,0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2.98173534295363" calcext:value-type="float">
            <text:p>2,98</text:p>
          </table:table-cell>
          <table:table-cell office:value-type="float" office:value="0.007501" calcext:value-type="float">
            <text:p>0,0075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9_n500_m50</text:p>
          </table:table-cell>
          <table:table-cell office:value-type="float" office:value="752100" calcext:value-type="float">
            <text:p>752100,0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2.93006239092478" calcext:value-type="float">
            <text:p>2,93</text:p>
          </table:table-cell>
          <table:table-cell office:value-type="float" office:value="0.008186" calcext:value-type="float">
            <text:p>0,0081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10_n500_m50</text:p>
          </table:table-cell>
          <table:table-cell office:value-type="float" office:value="745121" calcext:value-type="float">
            <text:p>745121,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3.85055512045319" calcext:value-type="float">
            <text:p>3,85</text:p>
          </table:table-cell>
          <table:table-cell office:value-type="float" office:value="0.007422" calcext:value-type="float">
            <text:p>0,0074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1_n2000_m200</text:p>
          </table:table-cell>
          <table:table-cell office:value-type="float" office:value="112451" calcext:value-type="float">
            <text:p>112451,0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1.47889853599558" calcext:value-type="float">
            <text:p>1,48</text:p>
          </table:table-cell>
          <table:table-cell office:value-type="float" office:value="0.419913" calcext:value-type="float">
            <text:p>0,4199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2_n2000_m200</text:p>
          </table:table-cell>
          <table:table-cell office:value-type="float" office:value="112390" calcext:value-type="float">
            <text:p>112390,0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1.49177856466711" calcext:value-type="float">
            <text:p>1,49</text:p>
          </table:table-cell>
          <table:table-cell office:value-type="float" office:value="0.551197" calcext:value-type="float">
            <text:p>0,5511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3_n2000_m200</text:p>
          </table:table-cell>
          <table:table-cell office:value-type="float" office:value="112338" calcext:value-type="float">
            <text:p>112338,0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1.5649644246609" calcext:value-type="float">
            <text:p>1,56</text:p>
          </table:table-cell>
          <table:table-cell office:value-type="float" office:value="0.432297" calcext:value-type="float">
            <text:p>0,4322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4_n2000_m200</text:p>
          </table:table-cell>
          <table:table-cell office:value-type="float" office:value="112694" calcext:value-type="float">
            <text:p>112694,0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1.32133131353817" calcext:value-type="float">
            <text:p>1,32</text:p>
          </table:table-cell>
          <table:table-cell office:value-type="float" office:value="0.56786" calcext:value-type="float">
            <text:p>0,5678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5_n2000_m200</text:p>
          </table:table-cell>
          <table:table-cell office:value-type="float" office:value="112288" calcext:value-type="float">
            <text:p>112288,0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65703275529865" calcext:value-type="float">
            <text:p>1,66</text:p>
          </table:table-cell>
          <table:table-cell office:value-type="float" office:value="0.590339" calcext:value-type="float">
            <text:p>0,5903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6_n2000_m200</text:p>
          </table:table-cell>
          <table:table-cell office:value-type="float" office:value="112296" calcext:value-type="float">
            <text:p>112296,0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1.71200504148724" calcext:value-type="float">
            <text:p>1,71</text:p>
          </table:table-cell>
          <table:table-cell office:value-type="float" office:value="0.533663" calcext:value-type="float">
            <text:p>0,5336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7_n2000_m200</text:p>
          </table:table-cell>
          <table:table-cell office:value-type="float" office:value="111986" calcext:value-type="float">
            <text:p>111986,0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1.94986560198927" calcext:value-type="float">
            <text:p>1,95</text:p>
          </table:table-cell>
          <table:table-cell office:value-type="float" office:value="0.481793" calcext:value-type="float">
            <text:p>0,4817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8_n2000_m200</text:p>
          </table:table-cell>
          <table:table-cell office:value-type="float" office:value="112298" calcext:value-type="float">
            <text:p>112298,0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1.81853153578485" calcext:value-type="float">
            <text:p>1,82</text:p>
          </table:table-cell>
          <table:table-cell office:value-type="float" office:value="0.525398" calcext:value-type="float">
            <text:p>0,5253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9_n2000_m200</text:p>
          </table:table-cell>
          <table:table-cell office:value-type="float" office:value="112326" calcext:value-type="float">
            <text:p>112326,0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64184201539391" calcext:value-type="float">
            <text:p>1,64</text:p>
          </table:table-cell>
          <table:table-cell office:value-type="float" office:value="0.54027" calcext:value-type="float">
            <text:p>0,5402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40_n2000_m200</text:p>
          </table:table-cell>
          <table:table-cell office:value-type="float" office:value="112833" calcext:value-type="float">
            <text:p>112833,0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18923557898608" calcext:value-type="float">
            <text:p>1,19</text:p>
          </table:table-cell>
          <table:table-cell office:value-type="float" office:value="0.533073" calcext:value-type="float">
            <text:p>0,533073</text:p>
          </table:table-cell>
          <table:table-cell table:number-columns-repeated="3"/>
        </table:table-row>
      </table:table>
      <table:table table:name="Busqueda Local" table:style-name="ta1">
        <office:forms form:automatic-focus="false" form:apply-design-mode="false"/>
        <table:table-column table:style-name="co8" table:default-cell-style-name="ce2"/>
        <table:table-column table:style-name="co9" table:default-cell-style-name="ce3"/>
        <table:table-column table:style-name="co10" table:default-cell-style-name="ce5"/>
        <table:table-column table:style-name="co4" table:default-cell-style-name="ce6"/>
        <table:table-column table:style-name="co11" table:default-cell-style-name="ce7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itmo Búsqueda Local</text:p>
          </table:table-cell>
          <table:covered-table-cell table:number-columns-repeated="3" table:style-name="ce13"/>
          <table:covered-table-cell table:style-name="ce14"/>
          <table:table-cell table:number-columns-repeated="3"/>
        </table:table-row>
        <table:table-row table:style-name="ro2">
          <table:table-cell table:style-name="ce1" office:value-type="string" calcext:value-type="string">
            <text:p>Caso</text:p>
          </table:table-cell>
          <table:table-cell table:style-name="ce1" office:value-type="string" calcext:value-type="string">
            <text:p>Coste obtenido</text:p>
          </table:table-cell>
          <table:table-cell table:style-name="ce4" office:value-type="string" calcext:value-type="string">
            <text:p>Mejor coste</text:p>
          </table:table-cell>
          <table:table-cell table:style-name="ce1" office:value-type="string" calcext:value-type="string">
            <text:p>Desv.</text:p>
          </table:table-cell>
          <table:table-cell table:style-name="ce1" office:value-type="string" calcext:value-type="string">
            <text:p>Tiemp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1_n500_m50</text:p>
          </table:table-cell>
          <table:table-cell office:value-type="float" office:value="18280" calcext:value-type="float">
            <text:p>18280,0</text:p>
          </table:table-cell>
          <table:table-cell office:value-type="float" office:value="19587.12891" calcext:value-type="float">
            <text:p>19587,12891</text:p>
          </table:table-cell>
          <table:table-cell table:formula="of:=100*([.C3]-[.B3])/[.C3]" office:value-type="float" office:value="6.67340739934917" calcext:value-type="float">
            <text:p>6,67</text:p>
          </table:table-cell>
          <table:table-cell office:value-type="float" office:value="0.500024" calcext:value-type="float">
            <text:p>0,5000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2_n500_m50</text:p>
          </table:table-cell>
          <table:table-cell office:value-type="float" office:value="17755.6" calcext:value-type="float">
            <text:p>17755,6</text:p>
          </table:table-cell>
          <table:table-cell office:value-type="float" office:value="19360.23633" calcext:value-type="float">
            <text:p>19360,23633</text:p>
          </table:table-cell>
          <table:table-cell table:formula="of:=100*([.C4]-[.B4])/[.C4]" office:value-type="float" office:value="8.28830961899731" calcext:value-type="float">
            <text:p>8,29</text:p>
          </table:table-cell>
          <table:table-cell office:value-type="float" office:value="0.575608" calcext:value-type="float">
            <text:p>0,575608</text:p>
          </table:table-cell>
          <table:table-cell table:number-columns-repeated="2"/>
          <table:table-cell table:style-name="ce15"/>
        </table:table-row>
        <table:table-row table:style-name="ro3">
          <table:table-cell office:value-type="string" calcext:value-type="string">
            <text:p>GKD-c_13_n500_m50</text:p>
          </table:table-cell>
          <table:table-cell office:value-type="float" office:value="17935.8" calcext:value-type="float">
            <text:p>17935,8</text:p>
          </table:table-cell>
          <table:table-cell office:value-type="float" office:value="19366.69922" calcext:value-type="float">
            <text:p>19366,69922</text:p>
          </table:table-cell>
          <table:table-cell table:formula="of:=100*([.C5]-[.B5])/[.C5]" office:value-type="float" office:value="7.38845171159734" calcext:value-type="float">
            <text:p>7,39</text:p>
          </table:table-cell>
          <table:table-cell office:value-type="float" office:value="1.27598" calcext:value-type="float">
            <text:p>1,2759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4_n500_m50</text:p>
          </table:table-cell>
          <table:table-cell office:value-type="float" office:value="17902.2" calcext:value-type="float">
            <text:p>17902,2</text:p>
          </table:table-cell>
          <table:table-cell office:value-type="float" office:value="19458.56641" calcext:value-type="float">
            <text:p>19458,56641</text:p>
          </table:table-cell>
          <table:table-cell table:formula="of:=100*([.C6]-[.B6])/[.C6]" office:value-type="float" office:value="7.99836111873156" calcext:value-type="float">
            <text:p>8,00</text:p>
          </table:table-cell>
          <table:table-cell office:value-type="float" office:value="1.02485" calcext:value-type="float">
            <text:p>1,0248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5_n500_m50</text:p>
          </table:table-cell>
          <table:table-cell office:value-type="float" office:value="17800.6" calcext:value-type="float">
            <text:p>17800,6</text:p>
          </table:table-cell>
          <table:table-cell office:value-type="float" office:value="19422.15039" calcext:value-type="float">
            <text:p>19422,15039</text:p>
          </table:table-cell>
          <table:table-cell table:formula="of:=100*([.C7]-[.B7])/[.C7]" office:value-type="float" office:value="8.34897453391617" calcext:value-type="float">
            <text:p>8,35</text:p>
          </table:table-cell>
          <table:table-cell office:value-type="float" office:value="0.53494" calcext:value-type="float">
            <text:p>0,534940</text:p>
          </table:table-cell>
          <table:table-cell/>
          <table:table-cell table:style-name="ce9" office:value-type="string" calcext:value-type="string">
            <text:p>Número Casos</text:p>
          </table:table-cell>
          <table:table-cell table:style-name="ce16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GKD-c_16_n500_m50</text:p>
          </table:table-cell>
          <table:table-cell office:value-type="float" office:value="18175.5" calcext:value-type="float">
            <text:p>18175,5</text:p>
          </table:table-cell>
          <table:table-cell office:value-type="float" office:value="19680.20898" calcext:value-type="float">
            <text:p>19680,20898</text:p>
          </table:table-cell>
          <table:table-cell table:formula="of:=100*([.C8]-[.B8])/[.C8]" office:value-type="float" office:value="7.64579777343401" calcext:value-type="float">
            <text:p>7,65</text:p>
          </table:table-cell>
          <table:table-cell office:value-type="float" office:value="0.520452" calcext:value-type="float">
            <text:p>0,520452</text:p>
          </table:table-cell>
          <table:table-cell/>
          <table:table-cell table:style-name="ce9" office:value-type="string" calcext:value-type="string">
            <text:p>Media Desv:</text:p>
          </table:table-cell>
          <table:table-cell table:style-name="ce17" table:formula="of:=SUM([.D3:.D32])/[.H7]" office:value-type="float" office:value="3.47827229974328" calcext:value-type="float">
            <text:p>3,47827229974328</text:p>
          </table:table-cell>
        </table:table-row>
        <table:table-row table:style-name="ro3">
          <table:table-cell office:value-type="string" calcext:value-type="string">
            <text:p>GKD-c_17_n500_m50</text:p>
          </table:table-cell>
          <table:table-cell office:value-type="float" office:value="17972.5" calcext:value-type="float">
            <text:p>17972,5</text:p>
          </table:table-cell>
          <table:table-cell office:value-type="float" office:value="19331.38867" calcext:value-type="float">
            <text:p>19331,38867</text:p>
          </table:table-cell>
          <table:table-cell table:formula="of:=100*([.C9]-[.B9])/[.C9]" office:value-type="float" office:value="7.02944156365152" calcext:value-type="float">
            <text:p>7,03</text:p>
          </table:table-cell>
          <table:table-cell office:value-type="float" office:value="1.66191" calcext:value-type="float">
            <text:p>1,661910</text:p>
          </table:table-cell>
          <table:table-cell/>
          <table:table-cell table:style-name="ce9" office:value-type="string" calcext:value-type="string">
            <text:p>Media Tiempo:</text:p>
          </table:table-cell>
          <table:table-cell table:style-name="ce17" table:formula="of:=SUM([.E3:.E32])/[.H7]" office:value-type="float" office:value="11.3907252" calcext:value-type="float">
            <text:p>11,3907252</text:p>
          </table:table-cell>
        </table:table-row>
        <table:table-row table:style-name="ro3">
          <table:table-cell office:value-type="string" calcext:value-type="string">
            <text:p>GKD-c_18_n500_m50</text:p>
          </table:table-cell>
          <table:table-cell office:value-type="float" office:value="17869.2" calcext:value-type="float">
            <text:p>17869,2</text:p>
          </table:table-cell>
          <table:table-cell office:value-type="float" office:value="19461.39453" calcext:value-type="float">
            <text:p>19461,39453</text:p>
          </table:table-cell>
          <table:table-cell table:formula="of:=100*([.C10]-[.B10])/[.C10]" office:value-type="float" office:value="8.18129722176698" calcext:value-type="float">
            <text:p>8,18</text:p>
          </table:table-cell>
          <table:table-cell office:value-type="float" office:value="1.45012" calcext:value-type="float">
            <text:p>1,4501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19_n500_m50</text:p>
          </table:table-cell>
          <table:table-cell office:value-type="float" office:value="17974" calcext:value-type="float">
            <text:p>17974,0</text:p>
          </table:table-cell>
          <table:table-cell office:value-type="float" office:value="19477.32813" calcext:value-type="float">
            <text:p>19477,32813</text:p>
          </table:table-cell>
          <table:table-cell table:formula="of:=100*([.C11]-[.B11])/[.C11]" office:value-type="float" office:value="7.71834884110463" calcext:value-type="float">
            <text:p>7,72</text:p>
          </table:table-cell>
          <table:table-cell office:value-type="float" office:value="0.831387" calcext:value-type="float">
            <text:p>0,8313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KD-c_20_n500_m50</text:p>
          </table:table-cell>
          <table:table-cell office:value-type="float" office:value="17887.9" calcext:value-type="float">
            <text:p>17887,9</text:p>
          </table:table-cell>
          <table:table-cell office:value-type="float" office:value="19604.84375" calcext:value-type="float">
            <text:p>19604,84375</text:p>
          </table:table-cell>
          <table:table-cell table:formula="of:=100*([.C12]-[.B12])/[.C12]" office:value-type="float" office:value="8.7577527874967" calcext:value-type="float">
            <text:p>8,76</text:p>
          </table:table-cell>
          <table:table-cell office:value-type="float" office:value="1.48966" calcext:value-type="float">
            <text:p>1,4896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1_n500_m50</text:p>
          </table:table-cell>
          <table:table-cell office:value-type="float" office:value="770730" calcext:value-type="float">
            <text:p>770730,0</text:p>
          </table:table-cell>
          <table:table-cell office:value-type="float" office:value="778030.625" calcext:value-type="float">
            <text:p>778030,625</text:p>
          </table:table-cell>
          <table:table-cell table:formula="of:=100*([.C13]-[.B13])/[.C13]" office:value-type="float" office:value="0.938346739243073" calcext:value-type="float">
            <text:p>0,94</text:p>
          </table:table-cell>
          <table:table-cell office:value-type="float" office:value="0.974748" calcext:value-type="float">
            <text:p>0,9747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2_n500_m50</text:p>
          </table:table-cell>
          <table:table-cell office:value-type="float" office:value="758308" calcext:value-type="float">
            <text:p>758308,0</text:p>
          </table:table-cell>
          <table:table-cell office:value-type="float" office:value="779963.6875" calcext:value-type="float">
            <text:p>779963,6875</text:p>
          </table:table-cell>
          <table:table-cell table:formula="of:=100*([.C14]-[.B14])/[.C14]" office:value-type="float" office:value="2.77649945081578" calcext:value-type="float">
            <text:p>2,78</text:p>
          </table:table-cell>
          <table:table-cell office:value-type="float" office:value="0.74457" calcext:value-type="float">
            <text:p>0,7445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3_n500_m50</text:p>
          </table:table-cell>
          <table:table-cell office:value-type="float" office:value="766037" calcext:value-type="float">
            <text:p>766037,0</text:p>
          </table:table-cell>
          <table:table-cell office:value-type="float" office:value="776768.4375" calcext:value-type="float">
            <text:p>776768,4375</text:p>
          </table:table-cell>
          <table:table-cell table:formula="of:=100*([.C15]-[.B15])/[.C15]" office:value-type="float" office:value="1.38154911836258" calcext:value-type="float">
            <text:p>1,38</text:p>
          </table:table-cell>
          <table:table-cell office:value-type="float" office:value="1.03927" calcext:value-type="float">
            <text:p>1,03927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4_n500_m50</text:p>
          </table:table-cell>
          <table:table-cell office:value-type="float" office:value="764054" calcext:value-type="float">
            <text:p>764054,0</text:p>
          </table:table-cell>
          <table:table-cell office:value-type="float" office:value="775394.625" calcext:value-type="float">
            <text:p>775394,625</text:p>
          </table:table-cell>
          <table:table-cell table:formula="of:=100*([.C16]-[.B16])/[.C16]" office:value-type="float" office:value="1.46256172461861" calcext:value-type="float">
            <text:p>1,46</text:p>
          </table:table-cell>
          <table:table-cell office:value-type="float" office:value="1.39859" calcext:value-type="float">
            <text:p>1,3985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5_n500_m50</text:p>
          </table:table-cell>
          <table:table-cell office:value-type="float" office:value="756103" calcext:value-type="float">
            <text:p>756103,0</text:p>
          </table:table-cell>
          <table:table-cell office:value-type="float" office:value="775611.0625" calcext:value-type="float">
            <text:p>775611,0625</text:p>
          </table:table-cell>
          <table:table-cell table:formula="of:=100*([.C17]-[.B17])/[.C17]" office:value-type="float" office:value="2.51518621164587" calcext:value-type="float">
            <text:p>2,52</text:p>
          </table:table-cell>
          <table:table-cell office:value-type="float" office:value="0.484578" calcext:value-type="float">
            <text:p>0,4845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6_n500_m50</text:p>
          </table:table-cell>
          <table:table-cell office:value-type="float" office:value="761191" calcext:value-type="float">
            <text:p>761191,0</text:p>
          </table:table-cell>
          <table:table-cell office:value-type="float" office:value="775153.6875" calcext:value-type="float">
            <text:p>775153,6875</text:p>
          </table:table-cell>
          <table:table-cell table:formula="of:=100*([.C18]-[.B18])/[.C18]" office:value-type="float" office:value="1.80127989135058" calcext:value-type="float">
            <text:p>1,80</text:p>
          </table:table-cell>
          <table:table-cell office:value-type="float" office:value="0.683489" calcext:value-type="float">
            <text:p>0,6834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7_n500_m50</text:p>
          </table:table-cell>
          <table:table-cell office:value-type="float" office:value="766263" calcext:value-type="float">
            <text:p>766263,0</text:p>
          </table:table-cell>
          <table:table-cell office:value-type="float" office:value="777232.875" calcext:value-type="float">
            <text:p>777232,875</text:p>
          </table:table-cell>
          <table:table-cell table:formula="of:=100*([.C19]-[.B19])/[.C19]" office:value-type="float" office:value="1.41140131263748" calcext:value-type="float">
            <text:p>1,41</text:p>
          </table:table-cell>
          <table:table-cell office:value-type="float" office:value="0.95952" calcext:value-type="float">
            <text:p>0,95952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8_n500_m50</text:p>
          </table:table-cell>
          <table:table-cell office:value-type="float" office:value="770877" calcext:value-type="float">
            <text:p>770877,0</text:p>
          </table:table-cell>
          <table:table-cell office:value-type="float" office:value="779168.75" calcext:value-type="float">
            <text:p>779168,75</text:p>
          </table:table-cell>
          <table:table-cell table:formula="of:=100*([.C20]-[.B20])/[.C20]" office:value-type="float" office:value="1.0641789727835" calcext:value-type="float">
            <text:p>1,06</text:p>
          </table:table-cell>
          <table:table-cell office:value-type="float" office:value="1.05369" calcext:value-type="float">
            <text:p>1,0536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9_n500_m50</text:p>
          </table:table-cell>
          <table:table-cell office:value-type="float" office:value="764975" calcext:value-type="float">
            <text:p>764975,0</text:p>
          </table:table-cell>
          <table:table-cell office:value-type="float" office:value="774802.1875" calcext:value-type="float">
            <text:p>774802,1875</text:p>
          </table:table-cell>
          <table:table-cell table:formula="of:=100*([.C21]-[.B21])/[.C21]" office:value-type="float" office:value="1.26834792912868" calcext:value-type="float">
            <text:p>1,27</text:p>
          </table:table-cell>
          <table:table-cell office:value-type="float" office:value="1.28768" calcext:value-type="float">
            <text:p>1,28768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b_10_n500_m50</text:p>
          </table:table-cell>
          <table:table-cell office:value-type="float" office:value="752744" calcext:value-type="float">
            <text:p>752744,0</text:p>
          </table:table-cell>
          <table:table-cell office:value-type="float" office:value="774961.3125" calcext:value-type="float">
            <text:p>774961,3125</text:p>
          </table:table-cell>
          <table:table-cell table:formula="of:=100*([.C22]-[.B22])/[.C22]" office:value-type="float" office:value="2.86689311345462" calcext:value-type="float">
            <text:p>2,87</text:p>
          </table:table-cell>
          <table:table-cell office:value-type="float" office:value="1.03449" calcext:value-type="float">
            <text:p>1,0344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1_n2000_m200</text:p>
          </table:table-cell>
          <table:table-cell office:value-type="float" office:value="113640" calcext:value-type="float">
            <text:p>113640,0</text:p>
          </table:table-cell>
          <table:table-cell office:value-type="float" office:value="114139" calcext:value-type="float">
            <text:p>114139</text:p>
          </table:table-cell>
          <table:table-cell table:formula="of:=100*([.C23]-[.B23])/[.C23]" office:value-type="float" office:value="0.437186237832818" calcext:value-type="float">
            <text:p>0,44</text:p>
          </table:table-cell>
          <table:table-cell office:value-type="float" office:value="27.8575" calcext:value-type="float">
            <text:p>27,857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2_n2000_m200</text:p>
          </table:table-cell>
          <table:table-cell office:value-type="float" office:value="113234" calcext:value-type="float">
            <text:p>113234,0</text:p>
          </table:table-cell>
          <table:table-cell office:value-type="float" office:value="114092" calcext:value-type="float">
            <text:p>114092</text:p>
          </table:table-cell>
          <table:table-cell table:formula="of:=100*([.C24]-[.B24])/[.C24]" office:value-type="float" office:value="0.752024681835712" calcext:value-type="float">
            <text:p>0,75</text:p>
          </table:table-cell>
          <table:table-cell office:value-type="float" office:value="36.4566" calcext:value-type="float">
            <text:p>36,4566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3_n2000_m200</text:p>
          </table:table-cell>
          <table:table-cell office:value-type="float" office:value="113092" calcext:value-type="float">
            <text:p>113092,0</text:p>
          </table:table-cell>
          <table:table-cell office:value-type="float" office:value="114124" calcext:value-type="float">
            <text:p>114124</text:p>
          </table:table-cell>
          <table:table-cell table:formula="of:=100*([.C25]-[.B25])/[.C25]" office:value-type="float" office:value="0.904279555571133" calcext:value-type="float">
            <text:p>0,90</text:p>
          </table:table-cell>
          <table:table-cell office:value-type="float" office:value="31.1664" calcext:value-type="float">
            <text:p>31,1664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4_n2000_m200</text:p>
          </table:table-cell>
          <table:table-cell office:value-type="float" office:value="113422" calcext:value-type="float">
            <text:p>113422,0</text:p>
          </table:table-cell>
          <table:table-cell office:value-type="float" office:value="114203" calcext:value-type="float">
            <text:p>114203</text:p>
          </table:table-cell>
          <table:table-cell table:formula="of:=100*([.C26]-[.B26])/[.C26]" office:value-type="float" office:value="0.683869950876947" calcext:value-type="float">
            <text:p>0,68</text:p>
          </table:table-cell>
          <table:table-cell office:value-type="float" office:value="35.5303" calcext:value-type="float">
            <text:p>35,530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5_n2000_m200</text:p>
          </table:table-cell>
          <table:table-cell office:value-type="float" office:value="112753" calcext:value-type="float">
            <text:p>112753,0</text:p>
          </table:table-cell>
          <table:table-cell office:value-type="float" office:value="114180" calcext:value-type="float">
            <text:p>114180</text:p>
          </table:table-cell>
          <table:table-cell table:formula="of:=100*([.C27]-[.B27])/[.C27]" office:value-type="float" office:value="1.24978104746891" calcext:value-type="float">
            <text:p>1,25</text:p>
          </table:table-cell>
          <table:table-cell office:value-type="float" office:value="37.6565" calcext:value-type="float">
            <text:p>37,6565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6_n2000_m200</text:p>
          </table:table-cell>
          <table:table-cell office:value-type="float" office:value="113310" calcext:value-type="float">
            <text:p>113310,0</text:p>
          </table:table-cell>
          <table:table-cell office:value-type="float" office:value="114252" calcext:value-type="float">
            <text:p>114252</text:p>
          </table:table-cell>
          <table:table-cell table:formula="of:=100*([.C28]-[.B28])/[.C28]" office:value-type="float" office:value="0.824493225501523" calcext:value-type="float">
            <text:p>0,82</text:p>
          </table:table-cell>
          <table:table-cell office:value-type="float" office:value="31.5751" calcext:value-type="float">
            <text:p>31,575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7_n2000_m200</text:p>
          </table:table-cell>
          <table:table-cell office:value-type="float" office:value="113501" calcext:value-type="float">
            <text:p>113501,0</text:p>
          </table:table-cell>
          <table:table-cell office:value-type="float" office:value="114213" calcext:value-type="float">
            <text:p>114213</text:p>
          </table:table-cell>
          <table:table-cell table:formula="of:=100*([.C29]-[.B29])/[.C29]" office:value-type="float" office:value="0.623396636109725" calcext:value-type="float">
            <text:p>0,62</text:p>
          </table:table-cell>
          <table:table-cell office:value-type="float" office:value="25.039" calcext:value-type="float">
            <text:p>25,039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8_n2000_m200</text:p>
          </table:table-cell>
          <table:table-cell office:value-type="float" office:value="113302" calcext:value-type="float">
            <text:p>113302,0</text:p>
          </table:table-cell>
          <table:table-cell office:value-type="float" office:value="114378" calcext:value-type="float">
            <text:p>114378</text:p>
          </table:table-cell>
          <table:table-cell table:formula="of:=100*([.C30]-[.B30])/[.C30]" office:value-type="float" office:value="0.940740352165626" calcext:value-type="float">
            <text:p>0,94</text:p>
          </table:table-cell>
          <table:table-cell office:value-type="float" office:value="40.5456" calcext:value-type="float">
            <text:p>40,5456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39_n2000_m200</text:p>
          </table:table-cell>
          <table:table-cell office:value-type="float" office:value="112674" calcext:value-type="float">
            <text:p>112674,0</text:p>
          </table:table-cell>
          <table:table-cell office:value-type="float" office:value="114201" calcext:value-type="float">
            <text:p>114201</text:p>
          </table:table-cell>
          <table:table-cell table:formula="of:=100*([.C31]-[.B31])/[.C31]" office:value-type="float" office:value="1.3371161373368" calcext:value-type="float">
            <text:p>1,34</text:p>
          </table:table-cell>
          <table:table-cell office:value-type="float" office:value="29.1008" calcext:value-type="float">
            <text:p>29,1008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DG-a_40_n2000_m200</text:p>
          </table:table-cell>
          <table:table-cell office:value-type="float" office:value="112959" calcext:value-type="float">
            <text:p>112959,0</text:p>
          </table:table-cell>
          <table:table-cell office:value-type="float" office:value="114191" calcext:value-type="float">
            <text:p>114191</text:p>
          </table:table-cell>
          <table:table-cell table:formula="of:=100*([.C32]-[.B32])/[.C32]" office:value-type="float" office:value="1.07889413351315" calcext:value-type="float">
            <text:p>1,08</text:p>
          </table:table-cell>
          <table:table-cell office:value-type="float" office:value="27.2684" calcext:value-type="float">
            <text:p>27,2684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1" svg:font-family="Calibri" style:font-family-generic="swiss"/>
    <style:font-face style:name="Latin Modern Math" svg:font-family="'Latin Modern Math'" style:font-pitch="variable"/>
    <style:font-face style:name="Lohit Devanagari1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Sí</number:text>
    </number:number-style>
    <number:number-style style:name="N120P1" style:volatile="true">
      <number:text>Sí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dadero</number:text>
    </number:number-style>
    <number:number-style style:name="N121P1" style:volatile="true">
      <number:text>Verdad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vado</number:text>
    </number:number-style>
    <number:number-style style:name="N122P1" style:volatile="true">
      <number:text>Activado</number:text>
    </number:number-style>
    <number:number-style style:name="N122">
      <number:text>Desactivad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17-18" style:display-name="PageStyle_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0:11:28</meta:creation-date>
    <dc:date>2020-03-22T18:57:15.850008130</dc:date>
    <meta:editing-duration>PT20M38S</meta:editing-duration>
    <meta:editing-cycles>8</meta:editing-cycles>
    <meta:generator>LibreOffice/6.1.6.3$Linux_X86_64 LibreOffice_project/10$Build-3</meta:generator>
    <meta:document-statistic meta:table-count="2" meta:cell-count="324" meta:object-count="0"/>
  </office:meta>
</office:document-meta>
</file>